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5214138" text:style-name="L1">
        <text:list-item>
          <text:p text:style-name="P1">CPU time with matrix size 4000 = 644.2980243 seconds</text:p>
        </text:list-item>
        <text:list-item>
          <text:p text:style-name="P1">CPU time with matrix size 4500 = 970.5065723 seconds</text:p>
        </text:list-item>
        <text:list-item>
          <text:p text:style-name="P1">CPU time with matrix size 4000 = 695.4540135 seconds</text:p>
        </text:list-item>
        <text:list-item>
          <text:p text:style-name="P1">CPU time with matrix size 4500 = 955.4266081 seconds</text:p>
        </text:list-item>
        <text:list-item>
          <text:p text:style-name="P1">CPU time with matrix size 4000 = 670.2960247 seconds</text:p>
        </text:list-item>
        <text:list-item>
          <text:p text:style-name="P1">CPU time with matrix size 4500 = 944.1160556 seconds</text:p>
        </text:list-item>
        <text:list-item>
          <text:p text:style-name="P1">CPU time with matrix size 4000 = 649.5379724 seconds</text:p>
        </text:list-item>
        <text:list-item>
          <text:p text:style-name="P1">CPU time with matrix size 4500 = 976.7063437 seconds</text:p>
        </text:list-item>
        <text:list-item>
          <text:p text:style-name="P1">CPU time with matrix size 4000 = 670.6746444 seconds</text:p>
        </text:list-item>
        <text:list-item>
          <text:p text:style-name="P1">CPU time with matrix size 4500 = 964.7543620 seconds</text:p>
        </text:list-item>
        <text:list-item>
          <text:p text:style-name="P1">CPU time with matrix size 4000 = 635.1099688 seconds</text:p>
        </text:list-item>
        <text:list-item>
          <text:p text:style-name="P1">CPU time with matrix size 4500 = 977.1643220 seconds</text:p>
        </text:list-item>
        <text:list-item>
          <text:p text:style-name="P1">CPU time with matrix size 4000 = 666.6504160 seconds</text:p>
        </text:list-item>
        <text:list-item>
          <text:p text:style-name="P1">CPU time with matrix size 4500 = 948.1929100 seconds</text:p>
        </text:list-item>
        <text:list-item>
          <text:p text:style-name="P1">CPU time with matrix size 4000 = 671.0790697 seconds</text:p>
        </text:list-item>
        <text:list-item>
          <text:p text:style-name="P1">CPU time with matrix size 4500 = 973.2556542 seconds</text:p>
        </text:list-item>
        <text:list-item>
          <text:p text:style-name="P1">CPU time with matrix size 4000 = 668.4903520 seconds</text:p>
        </text:list-item>
        <text:list-item>
          <text:p text:style-name="P1">CPU time with matrix size 4500 = 947.6097746 seconds</text:p>
        </text:list-item>
        <text:list-item>
          <text:p text:style-name="P1">CPU time with matrix size 4000 = 677.2401236 seconds</text:p>
        </text:list-item>
        <text:list-item>
          <text:p text:style-name="P1">CPU time with matrix size 4500 = 953.5134030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04:04:37.149514888</dc:date>
    <meta:editing-duration>PT11S</meta:editing-duration>
    <meta:editing-cycles>1</meta:editing-cycles>
    <meta:document-statistic meta:table-count="0" meta:image-count="0" meta:object-count="0" meta:page-count="1" meta:paragraph-count="20" meta:word-count="200" meta:character-count="1091" meta:non-whitespace-character-count="931"/>
    <meta:generator>LibreOffice/7.3.7.2$Linux_X86_64 LibreOffice_project/30$Build-2</meta:generator>
  </office:meta>
</office:document-meta>
</file>